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text-properties style:font-name="Courier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 style:list-style-name="L1">
      <style:text-properties fo:color="#5c8526" style:font-name="Courier" fo:font-size="9pt" fo:font-weight="bold" style:font-size-asian="9pt" style:font-weight-asian="bold" style:font-size-complex="9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color="#006600" style:font-name="Courier" fo:font-size="9pt" fo:font-weight="bold" style:font-size-asian="9pt" style:font-weight-asian="bold" style:font-size-complex="9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9pt" style:font-size-asian="9pt" style:font-size-complex="9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 style:list-style-name="L1">
      <style:paragraph-properties fo:text-align="start" style:justify-single-word="false" fo:break-before="column"/>
      <style:text-properties style:font-name="Courier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 style:list-style-name="L1">
      <style:paragraph-properties fo:text-align="start" style:justify-single-word="false" fo:break-before="column"/>
      <style:text-properties fo:color="#006600" style:font-name="Courier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Georgia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Courier"/>
    </style:style>
    <style:style style:name="T5" style:family="text">
      <style:text-properties style:font-name="Courier" fo:font-weight="normal" style:font-weight-asian="normal" style:font-weight-complex="normal"/>
    </style:style>
    <style:style style:name="T6" style:family="text">
      <style:text-properties fo:color="#5c8526"/>
    </style:style>
    <style:style style:name="T7" style:family="text">
      <style:text-properties fo:color="#5c8526" fo:font-weight="bold" style:font-weight-asian="bold" style:font-weight-complex="bold"/>
    </style:style>
    <style:style style:name="T8" style:family="text">
      <style:text-properties fo:color="#006600" style:font-name="Courier" fo:font-weight="bold" style:font-weight-asian="bold" style:font-weight-complex="bold"/>
    </style:style>
    <style:style style:name="T9" style:family="text">
      <style:text-properties fo:color="#006600" style:font-name="Courier" fo:font-weight="normal" style:font-weight-asian="normal" style:font-weight-complex="normal"/>
    </style:style>
    <style:style style:name="T10" style:family="text">
      <style:text-properties fo:color="#006600" style:font-name="Courier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006600" fo:font-weight="bold" style:font-weight-asian="bold" style:font-weight-complex="bold"/>
    </style:style>
    <style:style style:name="T12" style:family="text">
      <style:text-properties fo:color="#006600" style:font-name="Georgia" fo:font-weight="normal" style:font-weight-asian="normal" style:font-weight-complex="normal"/>
    </style:style>
    <style:style style:name="T13" style:family="text">
      <style:text-properties fo:color="#006600" style:font-name="Courier1" fo:font-weight="normal" style:font-weight-asian="normal" style:font-weight-complex="normal"/>
    </style:style>
    <style:style style:name="T14" style:family="text">
      <style:text-properties style:font-name="Courier1" fo:font-weight="normal" style:font-weight-asian="normal" style:font-weight-complex="normal"/>
    </style:style>
    <style:style style:name="T15" style:family="text">
      <style:text-properties style:font-name="Courier1" fo:font-size="9pt" fo:font-weight="normal" style:font-size-asian="9pt" style:font-weight-asian="normal" style:font-size-complex="9pt" style:font-weight-complex="normal"/>
    </style:style>
    <style:style style:name="T16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</text:span>__________________________ <text:s text:c="83"/><text:span text:style-name="T1">Net ID:</text:span> ________<text:span text:style-name="T1"><text:line-break/></text:span></text:p>
      <text:p text:style-name="P1">CSCI-UA.0002 – User Input, Type Conversion, If Statements</text:p>
      <text:p text:style-name="P5"/>
      <text:list xml:id="list4022379458619023086" text:style-name="L1">
        <text:list-item>
          <text:p text:style-name="P4">Write out the output of each program in the space adjacent to it. <text:s/>If there is an error, indicate that an error will occur and correct the program in place. If there is a prompt for user input, include that in the output that you write out. <text:span text:style-name="T1"><text:s/>If there is a prompt for input, assume that the user types in 4</text:span>.<text:line-break/><text:span text:style-name="T4"><text:line-break/></text:span></text:p>
          <text:list>
            <text:list-item>
              <text:p text:style-name="P6">num = input("Please enter a number\n&gt; ")<text:line-break/>new_num = num + 5<text:line-break/>print("Your number plus 5 is " + new_num)<text:line-break/><text:line-break/><text:span text:style-name="T11">Please enter a number … then an error</text:span></text:p>
              <text:p text:style-name="P13"/>
            </text:list-item>
            <text:list-item>
              <text:p text:style-name="P7">b = True<text:line-break/>print("one")<text:line-break/>if b:<text:line-break/> <text:s text:c="3"/>print("two")<text:line-break/>print("three")<text:span text:style-name="T6"><text:line-break/><text:line-break/></text:span><text:span text:style-name="T7">one</text:span></text:p>
              <text:p text:style-name="P8">two</text:p>
              <text:p text:style-name="P7"><text:span text:style-name="T7">three</text:span><text:span text:style-name="T6"><text:line-break/></text:span></text:p>
            </text:list-item>
            <text:list-item>
              <text:p text:style-name="P6">b = False<text:line-break/>print("one")<text:line-break/>if b:<text:line-break/> <text:s text:c="3"/>print("two")</text:p>
              <text:p text:style-name="P6">else:<text:line-break/> <text:s text:c="3"/>print("three")<text:line-break/>print("four")<text:line-break/></text:p>
              <text:p text:style-name="P14">one</text:p>
              <text:p text:style-name="P9">three</text:p>
              <text:p text:style-name="P10"><text:span text:style-name="T8">four</text:span><text:span text:style-name="T5"><text:line-break/></text:span></text:p>
            </text:list-item>
          </text:list>
        </text:list-item>
        <text:list-item>
          <text:p text:style-name="P10"><text:span text:style-name="T2">What is the output of the following program given the user input below (excluding the initial prompt):<text:line-break/><text:line-break/></text:span><text:span text:style-name="T14">answer = input('Type on to turn on the light, type off to turn off the light')</text:span></text:p>
        </text:list-item>
      </text:list>
      <text:list xml:id="list5766069278651095065" text:style-name="L2">
        <text:list-header>
          <text:p text:style-name="P12">if answer == 'on':</text:p>
          <text:p text:style-name="P12"><text:s text:c="4"/>print('it\'s ON!')</text:p>
          <text:p text:style-name="P12"/>
          <text:p text:style-name="P12">if answer == 'off':</text:p>
          <text:p text:style-name="P12"><text:s text:c="4"/>print('so dark')</text:p>
          <text:p text:style-name="P12">else:</text:p>
          <text:p text:style-name="P11"><text:span text:style-name="T14"><text:s text:c="4"/>print('uh oh! you should have typed on or off!')<text:line-break/></text:span></text:p>
        </text:list-header>
      </text:list>
      <text:list xml:id="list1374275791" text:continue-list="list4022379458619023086" text:style-name="L1">
        <text:list-item>
          <text:list>
            <text:list-item>
              <text:p text:style-name="P10"><text:span text:style-name="T2">If the user types '</text:span><text:span text:style-name="T14">off</text:span><text:span text:style-name="T2">', the output is: </text:span><text:span text:style-name="T8">so dark<text:line-break/></text:span></text:p>
            </text:list-item>
            <text:list-item>
              <text:p text:style-name="P10"><text:span text:style-name="T2">If the user types '</text:span><text:span text:style-name="T14">on</text:span><text:span text:style-name="T2">', the output is: </text:span><text:span text:style-name="T8">it's ON! </text:span></text:p>
              <text:p text:style-name="P10"><text:span text:style-name="T8"><text:s text:c="26"/>uh oh! You should have typed on or off!</text:span><text:span text:style-name="T2"><text:line-break/></text:span></text:p>
            </text:list-item>
          </text:list>
        </text:list-item>
        <text:list-item>
          <text:p text:style-name="P10"><text:span text:style-name="T2">Write a program that asks the user for a color. <text:s/>If the user enters 'puce', the program should write out: “that's my favorite color too!”. <text:s/>For all other input, the program should print out “what a lovely color!”. <text:s/>Example output is below:<text:line-break/><text:line-break/></text:span><text:span text:style-name="T5">what's your favorite color? </text:span></text:p>
          <text:p text:style-name="P6">&gt;puce</text:p>
          <text:p text:style-name="P6">that's my favorite color too!</text:p>
          <text:p text:style-name="P6"/>
          <text:p text:style-name="P6">what's your favorite color? </text:p>
          <text:p text:style-name="P6">&gt;blue</text:p>
          <text:p text:style-name="P10"><text:span text:style-name="T5">what a lovely color!<text:line-break/><text:line-break/></text:span><text:span text:style-name="T8">color = input("What's your favorite color?\n&gt; ")</text:span></text:p>
          <text:p text:style-name="P9">if color == "puce":</text:p>
          <text:p text:style-name="P9"><text:s text:c="4"/>print("That's my favorite color too!")</text:p>
          <text:p text:style-name="P9">else:</text:p>
          <text:p text:style-name="P10"><text:span text:style-name="T8"><text:s text:c="4"/>print("What a lovely color!")</text:span><text:span text:style-name="T5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5-31T06:20:24</dc:date>
    <dc:creator>Joe Versoza</dc:creator>
    <meta:editing-duration>P1DT1H55M28S</meta:editing-duration>
    <meta:editing-cycles>22</meta:editing-cycles>
    <meta:generator>OpenOffice/4.1.1$Unix OpenOffice.org_project/411m6$Build-9775</meta:generator>
    <meta:document-statistic meta:table-count="0" meta:image-count="0" meta:object-count="0" meta:page-count="1" meta:paragraph-count="32" meta:word-count="300" meta:character-count="1810"/>
  </office:meta>
</office:document-meta>
</file>